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2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14344" calcext:value-type="float">
            <text:p>79.7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9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272" calcext:value-type="float">
            <text:p>78.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5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08" calcext:value-type="float">
            <text:p>78.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4272" calcext:value-type="float">
            <text:p>77.6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2816" calcext:value-type="float">
            <text:p>76.6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9768" calcext:value-type="float">
            <text:p>76.6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6032" calcext:value-type="float">
            <text:p>76.4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5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8704" calcext:value-type="float">
            <text:p>76.4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3056" calcext:value-type="float">
            <text:p>78.5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200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7544" calcext:value-type="float">
            <text:p>78.6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6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056" calcext:value-type="float">
            <text:p>76.8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5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82752" calcext:value-type="float">
            <text:p>76.8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2096" calcext:value-type="float">
            <text:p>78.4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47472" calcext:value-type="float">
            <text:p>76.5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7912" calcext:value-type="float">
            <text:p>80.0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90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228" calcext:value-type="float">
            <text:p>75.3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7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69776" calcext:value-type="float">
            <text:p>75.1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6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9176" calcext:value-type="float">
            <text:p>77.9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40008" calcext:value-type="float">
            <text:p>74.74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6496" calcext:value-type="float">
            <text:p>75.5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87224" calcext:value-type="float">
            <text:p>76.0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30024" calcext:value-type="float">
            <text:p>75.6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7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78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11204</text:p>
          </table:table-cell>
          <table:table-cell office:value-type="string" calcext:value-type="string">
            <text:p>197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05568" calcext:value-type="float">
            <text:p>73.50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